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6.06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2.034cm"/>
    </style:style>
    <style:style style:name="ro1" style:family="table-row">
      <style:table-row-properties style:row-height="1.967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9" table:default-cell-style-name="ce1"/>
        <table:table-column table:style-name="co2" table:number-columns-repeated="1007" table:default-cell-style-name="ce1"/>
        <table:table-row table:style-name="ro1">
          <table:table-cell table:number-columns-repeated="3"/>
          <table:table-cell table:style-name="Default"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style-name="Default"/>
          <table:covered-table-cell table:number-columns-repeated="3"/>
          <table:table-cell table:number-columns-repeated="1014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9" office:value-type="string">
            <text:p>Ben</text:p>
          </table:table-cell>
          <table:table-cell table:style-name="ce13" office:value-type="string">
            <text:p>Flo</text:p>
          </table:table-cell>
          <table:table-cell table:style-name="ce13" office:value-type="string">
            <text:p>Martin</text:p>
          </table:table-cell>
          <table:table-cell table:style-name="ce13" office:value-type="string">
            <text:p>Noémie</text:p>
          </table:table-cell>
          <table:table-cell table:style-name="ce13" office:value-type="string">
            <text:p>Émilie</text:p>
          </table:table-cell>
          <table:table-cell table:number-columns-repeated="3" table:style-name="ce13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 table:number-columns-spanned="1" table:number-rows-spanned="5">
            <text:p>Thème</text:p>
            <text:p>Dalì</text:p>
          </table:table-cell>
          <table:table-cell table:style-name="ce4" office:value-type="string">
            <text:p>Q1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Dali a vécu en Espagne, en France, en Italie, au Portugal.. puis à New-York.</text:p>
            <text:p>Pour quelle raison y est-il allé?</text:p>
          </table:table-cell>
          <table:table-cell table:style-name="ce4" office:value-type="string">
            <text:p>Fuir la WWII</text:p>
          </table:table-cell>
          <table:table-cell/>
          <table:table-cell table:style-name="ce9"/>
          <table:table-cell table:style-name="ce13" table:number-columns-repeated="7"/>
          <table:table-cell table:style-name="ce17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2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Sa célèbre toile "La Persistence de la Mémoire" représente des montres molles</text:p>
            <text:p>Sur une plage. Cette plage existe réellement, où se situe-t-elle?</text:p>
          </table:table-cell>
          <table:table-cell table:style-name="ce4" office:value-type="string">
            <text:p>En Gironne, à Portlligat, à 2km au</text:p>
            <text:p>Nord de Cadaquès et 35km de Fig.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3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Il tient sa fameuse moustache fine et relevée de son peintre d'inspiration: Diego Velasquez.</text:p>
            <text:p>Et la popularise un temps auprès du grand public. Mais quel nom porte cette moustache?</text:p>
          </table:table-cell>
          <table:table-cell table:style-name="ce4" office:value-type="string">
            <text:p>Moustache en croc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4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0,5</text:p>
            <text:p>(ppr)</text:p>
          </table:table-cell>
          <table:table-cell table:style-name="ce7" office:value-type="string">
            <text:p>Composé de 4 prénoms et 2 noms, donnez-moi le nom complet de Dali.</text:p>
          </table:table-cell>
          <table:table-cell table:style-name="ce4" office:value-type="string">
            <text:p>Salvador Domingo Felipe Jacinto</text:p>
            <text:p>Dali i Domènech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5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A 76 ans, Dali commence à développer la maladie de Parkinson, a qui sera dédié</text:p>
            <text:p>Son dernier dessin, nommé "Tête d'Europe"?</text:p>
          </table:table-cell>
          <table:table-cell table:style-name="ce4" office:value-type="string">
            <text:p>Le Roi d'Espagne, pour</text:p>
            <text:p>L'avoir nommé marquis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Physique</text:p>
          </table:table-cell>
          <table:table-cell table:style-name="ce5" office:value-type="string">
            <text:p>PQR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phénomène physique a le plus grand rendement énergétique?</text:p>
          </table:table-cell>
          <table:table-cell table:style-name="ce8" office:value-type="string">
            <text:p>Le trou noir (de Kerr) par le processus de Penrose</text:p>
            <text:p>-&gt; 29% (si réponse "matière/anti-matière"</text:p>
            <text:p>C'est non car la création est trop énergivore)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Natur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est l'autre nom des plantes dites "succulentes"?</text:p>
          </table:table-cell>
          <table:table-cell table:style-name="ce4" office:value-type="string">
            <text:p>Les plantes grasses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Littératur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2</text:p>
            <text:p>-1 pf</text:p>
          </table:table-cell>
          <table:table-cell table:style-name="ce7" office:value-type="string">
            <text:p>Dictée: "C'en est assez! Méfie-t-en comme du choléra, même si la plupart était pour."</text:p>
            <text:p>Attention c'est sur 2 points, mais -1 point par faute.</text:p>
          </table:table-cell>
          <table:table-cell table:style-name="ce4" office:value-type="string">
            <text:p>Voir question (syllepse interdite)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Cinéma</text:p>
          </table:table-cell>
          <table:table-cell table:style-name="ce5" office:value-type="string">
            <text:p>LPP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Combien de récompenses sont actuellement décernées chaque année à la</text:p>
            <text:p>cérémonie des Oscars?</text:p>
          </table:table-cell>
          <table:table-cell table:style-name="ce4" office:value-type="float" office:value="32">
            <text:p>32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Arts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le est la particularité d'une statue dite sculptée en "Ronde-bosse"?</text:p>
          </table:table-cell>
          <table:table-cell table:style-name="ce4" office:value-type="string">
            <text:p>Elle se détache du fond,</text:p>
            <text:p>N'est pas solidaire d'un mur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Histoir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le célèbre bataille a mis fin, en l'an 9, à la conquête de la Germanie par les</text:p>
            <text:p>Romains avec l'annéantissement de 3 légions romaines?</text:p>
          </table:table-cell>
          <table:table-cell table:style-name="ce4" office:value-type="string">
            <text:p>La Bataille de la Forêt de</text:p>
            <text:p>Teutobourg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Géographi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Comment s'appelait ce continent qui, il y a entre -300Ma et -200Ma,</text:p>
            <text:p>Comprenait la quasi-totalité des terres immergées?</text:p>
          </table:table-cell>
          <table:table-cell table:style-name="ce4" office:value-type="string">
            <text:p>La Pangée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Croyanc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Je passe mon temps à fabriquer des chaussures, commettre des farces et compter mes</text:p>
            <text:p>pièces d'or que je conserve dans un chaudron caché au pied d'un arc-en-ciel. Qui suis-je?</text:p>
          </table:table-cell>
          <table:table-cell table:style-name="ce4" office:value-type="string">
            <text:p>Un lepreuchaun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Peur</text:p>
          </table:table-cell>
          <table:table-cell table:style-name="ce5" office:value-type="string">
            <text:p>PQR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De quoi a peur un anatidaephobe?</text:p>
          </table:table-cell>
          <table:table-cell table:style-name="ce4" office:value-type="string">
            <text:p>De se faire épier par un canard.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Sport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La FIM MotoE World Cup se déroulera pour la première fois en 2019 dans le cadre du</text:p>
            <text:p>Championnat Du monde de MotoGP, quelle est sa particularité?</text:p>
          </table:table-cell>
          <table:table-cell table:style-name="ce4" office:value-type="string">
            <text:p>Motos électriques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Capital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le pays a pour capitale Ouagadougou?</text:p>
          </table:table-cell>
          <table:table-cell table:style-name="ce4" office:value-type="string">
            <text:p>Le Burkina Faso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Math</text:p>
          </table:table-cell>
          <table:table-cell table:style-name="ce5" office:value-type="string">
            <text:p>LPP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Soit une corde qui fait le tour de la Terre (~40000km &amp; sphère parfaite).</text:p>
            <text:p>Je lui ajoute 1 mètre de corde. De combien celle-ci se soulève-t-elle du sol?</text:p>
          </table:table-cell>
          <table:table-cell table:style-name="ce4" office:value-type="string">
            <text:p>1/(2*pi) mètre, soit ~16cm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Personnalité</text:p>
          </table:table-cell>
          <table:table-cell table:style-name="ce5" office:value-type="string">
            <text:p>PQR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acteur a joué dans les films suivants! (dire lentement) Jean de Florette, le Dernier métro,</text:p>
            <text:p>Les Valseuses, 36 Quai des Orfèvres, A&amp;O Mssion Cléopâtre, et Cyrano de Bergerac?</text:p>
          </table:table-cell>
          <table:table-cell table:style-name="ce4" office:value-type="string">
            <text:p>Gerard Depardieu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TV/Radio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Avant d'arriver sur D8 en 2012, sur quelle chaîne était diffusée l'émission Touche</text:p>
            <text:p>Pas à Mon Poste?</text:p>
          </table:table-cell>
          <table:table-cell table:style-name="ce4" office:value-type="string">
            <text:p>France 4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Philosophi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i a dit "Un grain de philosophie dispose à l'athéisme; beaucoup de</text:p>
            <text:p>Philosophie ramène à la religion"?</text:p>
          </table:table-cell>
          <table:table-cell table:style-name="ce4" office:value-type="string">
            <text:p>Platon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Cuisin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De quel pays est originaire ce gâteau de semoule à la rose</text:p>
            <text:p>Appelé "namoura"?</text:p>
          </table:table-cell>
          <table:table-cell table:style-name="ce4" office:value-type="string">
            <text:p>Le Liban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Médecin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hôpital en connu pour avoir accueilli, en 1968,</text:p>
            <text:p>La première greffe de coeur en France?</text:p>
          </table:table-cell>
          <table:table-cell table:style-name="ce4" office:value-type="string">
            <text:p>La Pitié Salpêtrière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Musique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album est top 3 des meilleures ventes de tous les temps avec 45 millions d'exemplaires</text:p>
            <text:p>Vendus, derrière Thriller (MJ, 66M) et Back in Black (ACDC, 50M)?</text:p>
          </table:table-cell>
          <table:table-cell table:style-name="ce4" office:value-type="string">
            <text:p>The Dark Side of the Moon</text:p>
            <text:p>(Pink Floyd)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Antiquité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0,5</text:p>
            <text:p>(ppr)</text:p>
          </table:table-cell>
          <table:table-cell table:style-name="ce7" office:value-type="string">
            <text:p>La Pyramide de Khéops et les Jardins Suspendus de Babylone sont 2 des 7 merveilles</text:p>
            <text:p>Du monde, citez-moi les 5 autres pour 0,5 points.</text:p>
          </table:table-cell>
          <table:table-cell table:style-name="ce4" office:value-type="string">
            <text:p>Statue de Z, Temple d'A, Mausolée</text:p>
            <text:p>D'H, colosse de R, phare d'A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Jeux vidéo</text:p>
          </table:table-cell>
          <table:table-cell table:style-name="ce5" office:value-type="string">
            <text:p>ÉCRIT</text:p>
          </table:table-cell>
          <table:table-cell table:style-name="ce6" office:value-type="string">
            <text:p>/1</text:p>
          </table:table-cell>
          <table:table-cell table:style-name="ce7" office:value-type="string">
            <text:p>Quel jeu a, en 1993, démocratisé un nouveau type/style de jeu vidéo, </text:p>
            <text:p>basé sur les mécaniques de Wolfstein 3D, sorti un an auparavant?</text:p>
          </table:table-cell>
          <table:table-cell table:style-name="ce4" office:value-type="string">
            <text:p>Doom, avec le FPS</text:p>
          </table:table-cell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Free Bird – Lynyrd Skynyrd</text:p>
          </table:table-cell>
          <table:table-cell table:style-name="ce4"/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2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All Along the Watchtower – The Jimi Hendrix Experience</text:p>
          </table:table-cell>
          <table:table-cell table:style-name="ce4"/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3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One – Metallica</text:p>
          </table:table-cell>
          <table:table-cell table:style-name="ce4"/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4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Crazy Train – Ozzy Osbourne</text:p>
          </table:table-cell>
          <table:table-cell table:style-name="ce4"/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Q5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Crossroads – Cream (Eric Clapton)</text:p>
          </table:table-cell>
          <table:table-cell table:style-name="ce4"/>
          <table:table-cell/>
          <table:table-cell table:style-name="ce10"/>
          <table:table-cell table:number-columns-repeated="5"/>
          <table:table-cell table:style-name="ce16"/>
          <table:table-cell/>
          <table:table-cell table:style-name="ce18"/>
          <table:table-cell table:number-columns-repeated="1007"/>
        </table:table-row>
        <table:table-row table:style-name="ro2">
          <table:table-cell/>
          <table:covered-table-cell/>
          <table:table-cell table:style-name="ce4" office:value-type="string">
            <text:p>Lien</text:p>
          </table:table-cell>
          <table:table-cell table:style-name="ce5" office:value-type="string">
            <text:p>ÉCRIT</text:p>
          </table:table-cell>
          <table:table-cell table:style-name="ce6"/>
          <table:table-cell table:style-name="ce7" office:value-type="string">
            <text:p>Solo légendaires / plébicités pour leurs solos / solos (soit laxiste)</text:p>
          </table:table-cell>
          <table:table-cell table:style-name="ce4"/>
          <table:table-cell/>
          <table:table-cell table:style-name="ce11"/>
          <table:table-cell table:style-name="ce14" table:number-columns-repeated="7"/>
          <table:table-cell table:style-name="ce19"/>
          <table:table-cell table:number-columns-repeated="1007"/>
        </table:table-row>
        <table:table-row table:style-name="ro2">
          <table:table-cell table:number-columns-repeated="8"/>
          <table:table-cell table:style-name="ce12" table:formula="of:=SUM([.I4:.I34])" office:value-type="float" office:value="0">
            <text:p>0</text:p>
          </table:table-cell>
          <table:table-cell table:style-name="ce15" table:formula="of:=SUM([.J4:.J34])" office:value-type="float" office:value="0">
            <text:p>0</text:p>
          </table:table-cell>
          <table:table-cell table:style-name="ce15" table:formula="of:=SUM([.K4:.K34])" office:value-type="float" office:value="0">
            <text:p>0</text:p>
          </table:table-cell>
          <table:table-cell table:style-name="ce15" table:formula="of:=SUM([.L4:.L34])" office:value-type="float" office:value="0">
            <text:p>0</text:p>
          </table:table-cell>
          <table:table-cell table:style-name="ce15" table:formula="of:=SUM([.M4:.M34])" office:value-type="float" office:value="0">
            <text:p>0</text:p>
          </table:table-cell>
          <table:table-cell table:style-name="ce15" table:formula="of:=SUM([.N4:.N34])" office:value-type="float" office:value="0">
            <text:p>0</text:p>
          </table:table-cell>
          <table:table-cell table:style-name="ce15" table:formula="of:=SUM([.O4:.O34])" office:value-type="float" office:value="0">
            <text:p>0</text:p>
          </table:table-cell>
          <table:table-cell table:style-name="ce15" table:formula="of:=SUM([.P4:.P34])" office:value-type="float" office:value="0">
            <text:p>0</text:p>
          </table:table-cell>
          <table:table-cell table:style-name="ce20" table:formula="of:=SUM([.Q4:.Q34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formula="of:=IF(ISBLANK([.I3]);&quot;&quot;;[.I3])" office:value-type="string" office:string-value="Ben">
            <text:p>Ben</text:p>
          </table:table-cell>
          <table:table-cell table:formula="of:=IF(ISBLANK([.J3]);&quot;&quot;;[.J3])" office:value-type="string" office:string-value="Flo">
            <text:p>Flo</text:p>
          </table:table-cell>
          <table:table-cell table:formula="of:=IF(ISBLANK([.K3]);&quot;&quot;;[.K3])" office:value-type="string" office:string-value="Martin">
            <text:p>Martin</text:p>
          </table:table-cell>
          <table:table-cell table:formula="of:=IF(ISBLANK([.L3]);&quot;&quot;;[.L3])" office:value-type="string" office:string-value="Noémie">
            <text:p>Noémie</text:p>
          </table:table-cell>
          <table:table-cell table:formula="of:=IF(ISBLANK([.M3]);&quot;&quot;;[.M3])" office:value-type="string" office:string-value="Émilie">
            <text:p>Émilie</text:p>
          </table:table-cell>
          <table:table-cell table:formula="of:=IF(ISBLANK([.N3]);&quot;&quot;;[.N3])">
            <text:p/>
          </table:table-cell>
          <table:table-cell table:formula="of:=IF(ISBLANK([.O3]);&quot;&quot;;[.O3])">
            <text:p/>
          </table:table-cell>
          <table:table-cell table:formula="of:=IF(ISBLANK([.P3]);&quot;&quot;;[.P3])">
            <text:p/>
          </table:table-cell>
          <table:table-cell table:formula="of:=IF(ISBLANK([.Q3]);&quot;&quot;;[.Q3])">
            <text:p/>
          </table:table-cell>
          <table:table-cell table:number-columns-repeated="100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3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3M57S</meta:editing-duration>
    <meta:editing-cycles>26</meta:editing-cycles>
    <meta:generator>OpenOffice/4.1.5$Win32 OpenOffice.org_project/415m1$Build-9789</meta:generator>
    <dc:date>2018-11-29T03:34:51.45</dc:date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